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in" fo:margin-bottom="0.139in" fo:line-height="115%"/>
      <style:text-properties fo:color="#6a006a" fo:font-size="11pt" fo:language="en" fo:country="none" fo:font-weight="bold" style:font-size-asian="11pt" style:font-weight-asian="bold" style:font-size-complex="11pt" style:font-weight-complex="bold"/>
    </style:style>
    <style:style style:name="P2" style:family="paragraph" style:parent-style-name="Standard" style:list-style-name="" style:master-page-name="Standard">
      <style:paragraph-properties fo:margin-top="0in" fo:margin-bottom="0.139in" fo:line-height="115%" style:page-number="auto"/>
      <style:text-properties fo:color="#6a006a" fo:font-size="11pt" fo:language="en" fo:country="none" fo:font-weight="bold" style:font-size-asian="11pt" style:font-weight-asian="bold" style:font-size-complex="11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V2 - wwhat a fuckin vvulgar display this is</text:p>
      <text:p text:style-name="P1">airin out all his dirty laundry like that puttin a big fuckin pile a horns in the middle of the room</text:p>
      <text:p text:style-name="P1">at least i got the upright basic decency to hide my shitty wand pile somewwhere in the lab you wwont find it dont evven bother lookin</text:p>
      <text:p text:style-name="P1">_</text:p>
      <text:p text:style-name="P1">VS1 - hey</text:p>
      <text:p text:style-name="P1">wwhats up</text:p>
      <text:p text:style-name="P1">yup</text:p>
      <text:p text:style-name="P1">god damn vvris wwhys it still got to be so flippin awwkwward like this come on</text:p>
      <text:p text:style-name="P1">wwe used to havve a good thing goin remember our campaigns</text:p>
      <text:p text:style-name="P1">that shit wwas epic wwhere are you evven goin to find a rivvalry like that</text:p>
      <text:p text:style-name="P1">oh as if im not so ovver it please spare me your disdain mindfang</text:p>
      <text:p text:style-name="P1">im wworkin on findin a neww rivvalry wwhichll make ours look like a kiddie game</text:p>
      <text:p text:style-name="P1">wwhich oh by the wway IT WWAS</text:p>
      <text:p text:style-name="P1">VS2 - fuck that fuckin wwitch bleww up my computer.</text:p>
      <text:p text:style-name="P1">ok not literally the wwitch as in thats not literally her title or anythin</text:p>
      <text:p text:style-name="P1">the seer i guess</text:p>
      <text:p text:style-name="P1">fuckin lousy no good goddamn rotten seer</text:p>
      <text:p text:style-name="P1">_</text:p>
      <text:p text:style-name="P1">TP1 - hey ter can you go givve that four horned mustard blooded land licking sack of rubbish ovver there a message for me</text:p>
      <text:p text:style-name="P1">tell him to put his honey wwhere his mouth is and meet me outside for another duel</text:p>
      <text:p text:style-name="P1">swweet stinkin murder i am truly pathetic arent i</text:p>
      <text:p text:style-name="P1"><text:soft-page-break/>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ourier New" fo:font-size="12pt" fo:language="en" fo:country="US" style:font-name-asian="Courier New" style:font-size-asian="12pt" style:language-asian="en" style:country-asian="US" style:font-name-complex="Courier New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2" meta:paragraph-count="22" meta:word-count="228" meta:character-count="1117"/>
    <meta:generator>OpenOffice/4.1.2$Win32 OpenOffice.org_project/412m3$Build-9782</meta:generator>
  </office:meta>
</office:document-meta>
</file>